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Équ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Donner la ou les solutions <text:line-break/>des équations suivantes :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11.626cm" svg:height="2.337cm" svg:x="8.4cm" svg:y="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3.816cm" svg:height="2.337cm" svg:x="7.584cm" svg:y="3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21.226cm" svg:height="2.531cm" svg:x="3.8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14.71cm" svg:height="4.989cm" svg:x="7cm" svg:y="3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15.585cm" svg:height="4.989cm" svg:x="7cm" svg:y="3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1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3" draw:layer="layout" svg:width="15.794cm" svg:height="2.337cm" svg:x="6.6cm" svg:y="6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3" draw:layer="layout" svg:width="11.626cm" svg:height="2.337cm" svg:x="7.974cm" svg:y="3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6.256cm" svg:height="4.989cm" svg:x="5.8cm" svg:y="6.4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3" draw:layer="layout" svg:width="13.816cm" svg:height="2.337cm" svg:x="7.584cm" svg:y="3.8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3" draw:layer="layout" svg:width="10.137cm" svg:height="3.705cm" svg:x="8.863cm" svg:y="10.69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21.226cm" svg:height="2.531cm" svg:x="3.8cm" svg:y="3.8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14.725cm" svg:height="4.779cm" svg:x="6.602cm" svg:y="7.06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4.71cm" svg:height="4.989cm" svg:x="7cm" svg:y="3.60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draw:layer="layout" svg:width="15.734cm" svg:height="2.337cm" svg:x="6.2cm" svg:y="8.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15.585cm" svg:height="4.989cm" svg:x="7.001cm" svg:y="3.21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4.203cm" svg:height="2.337cm" svg:x="6.2cm" svg:y="8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9-26T06:12:06.610000000</dc:date>
    <meta:editing-duration>PT18M13S</meta:editing-duration>
    <meta:editing-cycles>6</meta:editing-cycles>
    <meta:generator>LibreOffice/6.3.6.2$Windows_X86_64 LibreOffice_project/2196df99b074d8a661f4036fca8fa0cbfa33a497</meta:generator>
    <meta:document-statistic meta:object-count="88"/>
  </office:meta>
</office:document-meta>
</file>

<file path=Object 1/content.xml><?xml version="1.0" encoding="utf-8"?>
<math xmlns="http://www.w3.org/1998/Math/MathML" display="block">
  <semantics>
    <mrow>
      <mrow>
        <mo stretchy="false">−</mo>
        <mn>2</mn>
      </mrow>
      <mrow>
        <mi>x</mi>
        <mo stretchy="false">+</mo>
        <mn>5</mn>
      </mrow>
      <mrow>
        <mtext> </mtext>
        <mo stretchy="false">=</mo>
        <mtext> </mtext>
      </mrow>
      <mn>0</mn>
    </mrow>
    <annotation encoding="StarMath 5.0">-2x+5" "=" "0</annotation>
  </semantics>
</math>
</file>

<file path=Object 10/content.xml><?xml version="1.0" encoding="utf-8"?>
<math xmlns="http://www.w3.org/1998/Math/MathML" display="block">
  <semantics>
    <mrow>
      <mrow>
        <mo stretchy="false">−</mo>
        <mn>2</mn>
      </mrow>
      <mrow>
        <mi>x</mi>
        <mo stretchy="false">+</mo>
        <mn>5</mn>
      </mrow>
      <mrow>
        <mtext> </mtext>
        <mo stretchy="false">=</mo>
        <mtext> </mtext>
      </mrow>
      <mn>0</mn>
    </mrow>
    <annotation encoding="StarMath 5.0">-2x+5" "=" "0</annotation>
  </semantics>
</math>
</file>

<file path=Object 11/content.xml><?xml version="1.0" encoding="utf-8"?>
<math xmlns="http://www.w3.org/1998/Math/MathML" display="block">
  <semantics>
    <mrow>
      <mtext>Une solution : </mtext>
      <mstyle color="green">
        <mn>2,5</mn>
      </mstyle>
    </mrow>
    <annotation encoding="StarMath 5.0">"Une solution : "color green {2,5} </annotation>
  </semantics>
</math>
</file>

<file path=Object 12/content.xml><?xml version="1.0" encoding="utf-8"?>
<math xmlns="http://www.w3.org/1998/Math/MathML" display="block">
  <semantics>
    <mrow>
      <mtext>Une solution : </mtext>
      <mstyle color="green">
        <mrow>
          <mo stretchy="false">−</mo>
          <mfrac>
            <mn>4</mn>
            <mn>3</mn>
          </mfrac>
        </mrow>
      </mstyle>
    </mrow>
    <annotation encoding="StarMath 5.0">"Une solution : "color green {-{4 over 3} }</annotation>
  </semantics>
</math>
</file>

<file path=Object 13/content.xml><?xml version="1.0" encoding="utf-8"?>
<math xmlns="http://www.w3.org/1998/Math/MathML" display="block">
  <semantics>
    <mtable>
      <mtr>
        <mtd>
          <mtext>Deux solutions : </mtext>
        </mtd>
      </mtr>
      <mtr>
        <mtd>
          <mstyle color="green">
            <mrow>
              <mn>1,5</mn>
              <mtext> et </mtext>
              <mn>2</mn>
            </mrow>
          </mstyle>
        </mtd>
      </mtr>
    </mtable>
    <annotation encoding="StarMath 5.0">"Deux solutions : "newline color green {1,5" et "2} </annotation>
  </semantics>
</math>
</file>

<file path=Object 14/content.xml><?xml version="1.0" encoding="utf-8"?>
<math xmlns="http://www.w3.org/1998/Math/MathML" display="block">
  <semantics>
    <mrow>
      <mfrac>
        <mrow>
          <mn>2</mn>
          <mrow>
            <mi>x</mi>
            <mo stretchy="false">−</mo>
            <mn>4</mn>
          </mrow>
        </mrow>
        <mn>4</mn>
      </mfrac>
      <mrow>
        <mtext> </mtext>
        <mo stretchy="false">=</mo>
        <mtext> </mtext>
      </mrow>
      <mfrac>
        <mrow>
          <mn>2</mn>
          <mrow>
            <mi>x</mi>
            <mo stretchy="false">−</mo>
            <mn>4</mn>
          </mrow>
        </mrow>
        <mn>8</mn>
      </mfrac>
    </mrow>
    <annotation encoding="StarMath 5.0">{ 2x-4 } over 4 " "= " " { 2x-4 } over 8</annotation>
  </semantics>
</math>
</file>

<file path=Object 15/content.xml><?xml version="1.0" encoding="utf-8"?>
<math xmlns="http://www.w3.org/1998/Math/MathML" display="block">
  <semantics>
    <mrow>
      <mtext>Une solution : </mtext>
      <mstyle color="green">
        <mn>2</mn>
      </mstyle>
    </mrow>
    <annotation encoding="StarMath 5.0">"Une solution : "color green {2 }</annotation>
  </semantics>
</math>
</file>

<file path=Object 16/content.xml><?xml version="1.0" encoding="utf-8"?>
<math xmlns="http://www.w3.org/1998/Math/MathML" display="block">
  <semantics>
    <mtable>
      <mtr>
        <mtd>
          <mrow>
            <mtext/>
            <mphantom>
              <mrow>
                <mtext/>
                <mo stretchy="false">⇔</mo>
                <mtext> </mtext>
              </mrow>
            </mphantom>
            <mstyle color="aqua">
              <mrow>
                <mn>2</mn>
                <mrow>
                  <mrow>
                    <mi>x</mi>
                    <mo stretchy="false">+</mo>
                    <mn>3</mn>
                    <mo stretchy="false">−</mo>
                    <mrow>
                      <mo fence="true" stretchy="false">(</mo>
                      <mrow>
                        <mrow>
                          <mn>5</mn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false">)</mo>
                    </mrow>
                  </mrow>
                  <mo stretchy="false">=</mo>
                  <mn>0</mn>
                </mrow>
              </mrow>
            </mstyle>
          </mrow>
        </mtd>
      </mtr>
      <mtr>
        <mtd>
          <mrow>
            <mtext/>
            <mstyle color="aqua">
              <mrow>
                <mtext/>
                <mo stretchy="false">⇔</mo>
                <mtext> </mtext>
                <mn>2</mn>
                <mrow>
                  <mi>x</mi>
                  <mo stretchy="false">+</mo>
                  <mn>3</mn>
                  <mo stretchy="false">−</mo>
                  <mn>5</mn>
                </mrow>
                <mrow>
                  <mrow>
                    <mi>x</mi>
                    <mo stretchy="false">−</mo>
                    <mn>7</mn>
                  </mrow>
                  <mo stretchy="false">=</mo>
                  <mn>0</mn>
                </mrow>
              </mrow>
            </mstyle>
          </mrow>
        </mtd>
      </mtr>
      <mtr>
        <mtd>
          <mrow>
            <mtext/>
            <mstyle color="aqua">
              <mrow>
                <mtext/>
                <mo stretchy="false">⇔</mo>
                <mrow>
                  <mtext> </mtext>
                  <mo stretchy="false">−</mo>
                  <mn>3</mn>
                </mrow>
                <mrow>
                  <mrow>
                    <mi>x</mi>
                    <mo stretchy="false">−</mo>
                    <mn>4</mn>
                  </mrow>
                  <mo stretchy="false">=</mo>
                  <mn>0</mn>
                </mrow>
              </mrow>
            </mstyle>
          </mrow>
        </mtd>
      </mtr>
    </mtable>
    <annotation encoding="StarMath 5.0">""phantom{""dlrarrow" "}color cyan {2x+3-( 5x+7 )=0}newline
""color cyan {""dlrarrow" "2x+3-5x-7=0 } newline
""color cyan {""dlrarrow" "-3x-4=0 }

</annotation>
  </semantics>
</math>
</file>

<file path=Object 2/content.xml><?xml version="1.0" encoding="utf-8"?>
<math xmlns="http://www.w3.org/1998/Math/MathML" display="block">
  <semantics>
    <mrow>
      <mn>2</mn>
      <mrow>
        <mi>x</mi>
        <mo stretchy="false">+</mo>
        <mn>3</mn>
      </mrow>
      <mrow>
        <mtext> </mtext>
        <mo stretchy="false">=</mo>
        <mtext> </mtext>
      </mrow>
      <mn>5</mn>
      <mrow>
        <mi>x</mi>
        <mo stretchy="false">+</mo>
        <mn>7</mn>
      </mrow>
    </mrow>
    <annotation encoding="StarMath 5.0">2x+3" "=" "5x+7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2</mn>
            </mrow>
            <mrow>
              <mi>x</mi>
              <mo stretchy="false">+</mo>
              <mn>3</mn>
            </mrow>
          </mrow>
        </mrow>
        <mo fence="true" stretchy="false">)</mo>
      </mrow>
      <mrow>
        <mo fence="true" stretchy="false">(</mo>
        <mrow>
          <mrow>
            <mn>6</mn>
            <mrow>
              <mi>x</mi>
              <mo stretchy="false">−</mo>
              <mn>12</mn>
            </mrow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(-2x+3)(6x-12)" "=" "0</annotation>
  </semantics>
</math>
</file>

<file path=Object 4/content.xml><?xml version="1.0" encoding="utf-8"?>
<math xmlns="http://www.w3.org/1998/Math/MathML" display="block">
  <semantics>
    <mrow>
      <mfrac>
        <mrow>
          <mn>3</mn>
          <mrow>
            <mi>x</mi>
            <mo stretchy="false">+</mo>
            <mn>9</mn>
          </mrow>
        </mrow>
        <mn>4</mn>
      </mfrac>
      <mrow>
        <mtext> </mtext>
        <mo stretchy="false">=</mo>
        <mtext> </mtext>
      </mrow>
      <mfrac>
        <mrow>
          <mn>2</mn>
          <mrow>
            <mi>x</mi>
            <mo stretchy="false">+</mo>
            <mn>1</mn>
          </mrow>
        </mrow>
        <mn>4</mn>
      </mfrac>
    </mrow>
    <annotation encoding="StarMath 5.0">{3x+9} over 4" "=" "{2x+1} over 4</annotation>
  </semantics>
</math>
</file>

<file path=Object 5/content.xml><?xml version="1.0" encoding="utf-8"?>
<math xmlns="http://www.w3.org/1998/Math/MathML" display="block">
  <semantics>
    <mrow>
      <mfrac>
        <mrow>
          <mn>2</mn>
          <mrow>
            <mi>x</mi>
            <mo stretchy="false">−</mo>
            <mn>4</mn>
          </mrow>
        </mrow>
        <mn>4</mn>
      </mfrac>
      <mrow>
        <mtext> </mtext>
        <mo stretchy="false">=</mo>
        <mtext> </mtext>
      </mrow>
      <mfrac>
        <mrow>
          <mn>2</mn>
          <mrow>
            <mi>x</mi>
            <mo stretchy="false">−</mo>
            <mn>4</mn>
          </mrow>
        </mrow>
        <mn>8</mn>
      </mfrac>
    </mrow>
    <annotation encoding="StarMath 5.0">{ 2x-4 } over 4 " "= " " { 2x-4 } over 8</annotation>
  </semantics>
</math>
</file>

<file path=Object 6/content.xml><?xml version="1.0" encoding="utf-8"?>
<math xmlns="http://www.w3.org/1998/Math/MathML" display="block">
  <semantics>
    <mrow>
      <mn>2</mn>
      <mrow>
        <mi>x</mi>
        <mo stretchy="false">+</mo>
        <mn>3</mn>
      </mrow>
      <mrow>
        <mtext> </mtext>
        <mo stretchy="false">=</mo>
        <mtext> </mtext>
      </mrow>
      <mn>5</mn>
      <mrow>
        <mi>x</mi>
        <mo stretchy="false">+</mo>
        <mn>7</mn>
      </mrow>
    </mrow>
    <annotation encoding="StarMath 5.0">2x+3" "=" "5x+7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2</mn>
            </mrow>
            <mrow>
              <mi>x</mi>
              <mo stretchy="false">+</mo>
              <mn>3</mn>
            </mrow>
          </mrow>
        </mrow>
        <mo fence="true" stretchy="false">)</mo>
      </mrow>
      <mrow>
        <mo fence="true" stretchy="false">(</mo>
        <mrow>
          <mrow>
            <mn>6</mn>
            <mrow>
              <mi>x</mi>
              <mo stretchy="false">−</mo>
              <mn>12</mn>
            </mrow>
          </mrow>
        </mrow>
        <mo fence="true" stretchy="false">)</mo>
      </mrow>
      <mrow>
        <mtext> </mtext>
        <mo stretchy="false">=</mo>
        <mtext> </mtext>
      </mrow>
      <mn>0</mn>
    </mrow>
    <annotation encoding="StarMath 5.0">(-2x+3)(6x-12)" "=" "0</annotation>
  </semantics>
</math>
</file>

<file path=Object 8/content.xml><?xml version="1.0" encoding="utf-8"?>
<math xmlns="http://www.w3.org/1998/Math/MathML" display="block">
  <semantics>
    <mrow>
      <mfrac>
        <mrow>
          <mn>3</mn>
          <mrow>
            <mi>x</mi>
            <mo stretchy="false">+</mo>
            <mn>9</mn>
          </mrow>
        </mrow>
        <mn>4</mn>
      </mfrac>
      <mrow>
        <mtext> </mtext>
        <mo stretchy="false">=</mo>
        <mtext> </mtext>
      </mrow>
      <mfrac>
        <mrow>
          <mn>2</mn>
          <mrow>
            <mi>x</mi>
            <mo stretchy="false">+</mo>
            <mn>1</mn>
          </mrow>
        </mrow>
        <mn>4</mn>
      </mfrac>
    </mrow>
    <annotation encoding="StarMath 5.0">{3x+9} over 4" "=" "{2x+1} over 4</annotation>
  </semantics>
</math>
</file>

<file path=Object 9/content.xml><?xml version="1.0" encoding="utf-8"?>
<math xmlns="http://www.w3.org/1998/Math/MathML" display="block">
  <semantics>
    <mrow>
      <mtext>Une solution : </mtext>
      <mstyle color="green">
        <mrow>
          <mo stretchy="false">−</mo>
          <mn>8</mn>
        </mrow>
      </mstyle>
    </mrow>
    <annotation encoding="StarMath 5.0">"Une solution : "color green {-8 }</annotation>
  </semantics>
</math>
</file>